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Geneva" svg:font-family="Geneva, Arial, Helvetica, sans-serif"/>
    <style:font-face style:name="Lohit Hindi1" svg:font-family="'Lohit Hindi'"/>
    <style:font-face style:name="Verdana" svg:font-family="Verdana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ela1" style:family="table">
      <style:table-properties style:width="17cm" table:align="left"/>
    </style:style>
    <style:style style:name="Tabela1.A" style:family="table-column">
      <style:table-column-properties style:column-width="17cm"/>
    </style:style>
    <style:style style:name="Tabela1.A1" style:family="table-cell">
      <style:table-cell-properties style:vertical-align="middle" fo:padding="0.049cm" fo:border="none"/>
    </style:style>
    <style:style style:name="Tabela2" style:family="table">
      <style:table-properties style:width="16.902cm" table:align="left"/>
    </style:style>
    <style:style style:name="Tabela2.A" style:family="table-column">
      <style:table-column-properties style:column-width="2.247cm"/>
    </style:style>
    <style:style style:name="Tabela2.B" style:family="table-column">
      <style:table-column-properties style:column-width="6.137cm"/>
    </style:style>
    <style:style style:name="Tabela2.C" style:family="table-column">
      <style:table-column-properties style:column-width="3.697cm"/>
    </style:style>
    <style:style style:name="Tabela2.D" style:family="table-column">
      <style:table-column-properties style:column-width="4.821cm"/>
    </style:style>
    <style:style style:name="Tabela2.A1" style:family="table-cell">
      <style:table-cell-properties style:vertical-align="middle" style:border-line-width-left="0.002cm 0.035cm 0.002cm" style:border-line-width-top="0.002cm 0.035cm 0.002cm" style:border-line-width-bottom="0.002cm 0.035cm 0.002cm" fo:padding="0.106cm" fo:border-left="0.05pt double #808080" fo:border-right="none" fo:border-top="0.05pt double #808080" fo:border-bottom="0.05pt double #808080"/>
    </style:style>
    <style:style style:name="Tabela2.D1" style:family="table-cell">
      <style:table-cell-properties style:vertical-align="middle" style:border-line-width="0.002cm 0.035cm 0.002cm" fo:padding="0.106cm" fo:border="0.05pt double #808080"/>
    </style:style>
    <style:style style:name="Tabela2.2" style:family="table-row">
      <style:table-row-properties style:min-row-height="0.953cm"/>
    </style:style>
    <style:style style:name="Tabela2.A2" style:family="table-cell">
      <style:table-cell-properties style:vertical-align="middle" style:border-line-width-left="0.002cm 0.035cm 0.002cm" style:border-line-width-bottom="0.002cm 0.035cm 0.002cm" fo:padding="0.106cm" fo:border-left="0.05pt double #808080" fo:border-right="none" fo:border-top="none" fo:border-bottom="0.05pt double #808080"/>
    </style:style>
    <style:style style:name="Tabela2.B2" style:family="table-cell">
      <style:table-cell-properties style:vertical-align="middle" style:border-line-width-left="0.002cm 0.035cm 0.002cm" style:border-line-width-right="0.002cm 0.035cm 0.002cm" style:border-line-width-bottom="0.002cm 0.035cm 0.002cm" fo:padding="0.106cm" fo:border-left="0.05pt double #808080" fo:border-right="0.05pt double #808080" fo:border-top="none" fo:border-bottom="0.05pt double #808080"/>
    </style:style>
    <style:style style:name="Tabela2.8" style:family="table-row">
      <style:table-row-properties style:min-row-height="1.032cm"/>
    </style:style>
    <style:style style:name="Tabela3" style:family="table">
      <style:table-properties style:width="17cm" table:align="left"/>
    </style:style>
    <style:style style:name="Tabela3.A" style:family="table-column">
      <style:table-column-properties style:column-width="17cm"/>
    </style:style>
    <style:style style:name="Tabela3.A1" style:family="table-cell">
      <style:table-cell-properties style:vertical-align="middle" fo:padding="0.049cm" fo:border="none"/>
    </style:style>
    <style:style style:name="Tabela4" style:family="table">
      <style:table-properties style:width="4.055cm" table:align="left"/>
    </style:style>
    <style:style style:name="Tabela4.A" style:family="table-column">
      <style:table-column-properties style:column-width="4.055cm"/>
    </style:style>
    <style:style style:name="Tabela4.A1" style:family="table-cell">
      <style:table-cell-properties style:vertical-align="middle" fo:padding="0.049cm" fo:border="none"/>
    </style:style>
    <style:style style:name="Tabela5" style:family="table">
      <style:table-properties style:width="16.902cm" table:align="left"/>
    </style:style>
    <style:style style:name="Tabela5.A" style:family="table-column">
      <style:table-column-properties style:column-width="2.189cm"/>
    </style:style>
    <style:style style:name="Tabela5.B" style:family="table-column">
      <style:table-column-properties style:column-width="6.345cm"/>
    </style:style>
    <style:style style:name="Tabela5.C" style:family="table-column">
      <style:table-column-properties style:column-width="3.801cm"/>
    </style:style>
    <style:style style:name="Tabela5.D" style:family="table-column">
      <style:table-column-properties style:column-width="4.567cm"/>
    </style:style>
    <style:style style:name="Tabela5.A1" style:family="table-cell">
      <style:table-cell-properties style:vertical-align="middle" style:border-line-width-left="0.002cm 0.035cm 0.002cm" style:border-line-width-top="0.002cm 0.035cm 0.002cm" style:border-line-width-bottom="0.002cm 0.035cm 0.002cm" fo:padding="0.106cm" fo:border-left="0.05pt double #808080" fo:border-right="none" fo:border-top="0.05pt double #808080" fo:border-bottom="0.05pt double #808080"/>
    </style:style>
    <style:style style:name="Tabela5.D1" style:family="table-cell">
      <style:table-cell-properties style:vertical-align="middle" style:border-line-width="0.002cm 0.035cm 0.002cm" fo:padding="0.106cm" fo:border="0.05pt double #808080"/>
    </style:style>
    <style:style style:name="Tabela5.2" style:family="table-row">
      <style:table-row-properties style:min-row-height="0.953cm"/>
    </style:style>
    <style:style style:name="Tabela5.A2" style:family="table-cell">
      <style:table-cell-properties style:vertical-align="middle" style:border-line-width-left="0.002cm 0.035cm 0.002cm" style:border-line-width-bottom="0.002cm 0.035cm 0.002cm" fo:padding="0.106cm" fo:border-left="0.05pt double #808080" fo:border-right="none" fo:border-top="none" fo:border-bottom="0.05pt double #808080"/>
    </style:style>
    <style:style style:name="Tabela5.B2" style:family="table-cell">
      <style:table-cell-properties style:vertical-align="middle" style:border-line-width-left="0.002cm 0.035cm 0.002cm" style:border-line-width-right="0.002cm 0.035cm 0.002cm" style:border-line-width-bottom="0.002cm 0.035cm 0.002cm" fo:padding="0.106cm" fo:border-left="0.05pt double #808080" fo:border-right="0.05pt double #808080" fo:border-top="none" fo:border-bottom="0.05pt double #808080"/>
    </style:style>
    <style:style style:name="Tabela5.9" style:family="table-row">
      <style:table-row-properties style:min-row-height="1.032cm"/>
    </style:style>
    <style:style style:name="Tabela6" style:family="table">
      <style:table-properties style:width="5.228cm" table:align="left"/>
    </style:style>
    <style:style style:name="Tabela6.A" style:family="table-column">
      <style:table-column-properties style:column-width="5.228cm"/>
    </style:style>
    <style:style style:name="Tabela6.A1" style:family="table-cell">
      <style:table-cell-properties style:vertical-align="middle" fo:padding="0.049cm" fo:border="none"/>
    </style:style>
    <style:style style:name="Tabela7" style:family="table">
      <style:table-properties style:width="17cm" table:align="left"/>
    </style:style>
    <style:style style:name="Tabela7.A" style:family="table-column">
      <style:table-column-properties style:column-width="17cm"/>
    </style:style>
    <style:style style:name="Tabela7.A1" style:family="table-cell">
      <style:table-cell-properties style:vertical-align="middle" fo:padding="0.049cm" fo:border="none"/>
    </style:style>
    <style:style style:name="Tabela8" style:family="table">
      <style:table-properties style:width="16.902cm" table:align="left"/>
    </style:style>
    <style:style style:name="Tabela8.A" style:family="table-column">
      <style:table-column-properties style:column-width="2.214cm"/>
    </style:style>
    <style:style style:name="Tabela8.B" style:family="table-column">
      <style:table-column-properties style:column-width="6.324cm"/>
    </style:style>
    <style:style style:name="Tabela8.C" style:family="table-column">
      <style:table-column-properties style:column-width="3.794cm"/>
    </style:style>
    <style:style style:name="Tabela8.D" style:family="table-column">
      <style:table-column-properties style:column-width="4.57cm"/>
    </style:style>
    <style:style style:name="Tabela8.A1" style:family="table-cell">
      <style:table-cell-properties style:vertical-align="middle" style:border-line-width-left="0.002cm 0.035cm 0.002cm" style:border-line-width-top="0.002cm 0.035cm 0.002cm" style:border-line-width-bottom="0.002cm 0.035cm 0.002cm" fo:padding="0.106cm" fo:border-left="0.05pt double #808080" fo:border-right="none" fo:border-top="0.05pt double #808080" fo:border-bottom="0.05pt double #808080"/>
    </style:style>
    <style:style style:name="Tabela8.D1" style:family="table-cell">
      <style:table-cell-properties style:vertical-align="middle" style:border-line-width="0.002cm 0.035cm 0.002cm" fo:padding="0.106cm" fo:border="0.05pt double #808080"/>
    </style:style>
    <style:style style:name="Tabela8.2" style:family="table-row">
      <style:table-row-properties style:min-row-height="0.953cm"/>
    </style:style>
    <style:style style:name="Tabela8.A2" style:family="table-cell">
      <style:table-cell-properties style:vertical-align="middle" style:border-line-width-left="0.002cm 0.035cm 0.002cm" style:border-line-width-bottom="0.002cm 0.035cm 0.002cm" fo:padding="0.106cm" fo:border-left="0.05pt double #808080" fo:border-right="none" fo:border-top="none" fo:border-bottom="0.05pt double #808080"/>
    </style:style>
    <style:style style:name="Tabela8.B2" style:family="table-cell">
      <style:table-cell-properties style:vertical-align="middle" style:border-line-width-left="0.002cm 0.035cm 0.002cm" style:border-line-width-right="0.002cm 0.035cm 0.002cm" style:border-line-width-bottom="0.002cm 0.035cm 0.002cm" fo:padding="0.106cm" fo:border-left="0.05pt double #808080" fo:border-right="0.05pt double #808080" fo:border-top="none" fo:border-bottom="0.05pt double #808080"/>
    </style:style>
    <style:style style:name="Tabela8.9" style:family="table-row">
      <style:table-row-properties style:min-row-height="1.032cm"/>
    </style:style>
    <style:style style:name="Tabela9" style:family="table">
      <style:table-properties style:width="0.298cm" table:align="left"/>
    </style:style>
    <style:style style:name="Tabela9.A" style:family="table-column">
      <style:table-column-properties style:column-width="0.298cm"/>
    </style:style>
    <style:style style:name="Tabela9.A1" style:family="table-cell">
      <style:table-cell-properties style:vertical-align="middle" fo:padding="0.049cm" fo:border="none"/>
    </style:style>
    <style:style style:name="Tabela10" style:family="table">
      <style:table-properties style:width="17cm" table:align="left"/>
    </style:style>
    <style:style style:name="Tabela10.A" style:family="table-column">
      <style:table-column-properties style:column-width="17cm"/>
    </style:style>
    <style:style style:name="Tabela10.A1" style:family="table-cell">
      <style:table-cell-properties style:vertical-align="middle" fo:padding="0.049cm" fo:border="none"/>
    </style:style>
    <style:style style:name="Tabela11" style:family="table">
      <style:table-properties style:width="5.135cm" table:align="left"/>
    </style:style>
    <style:style style:name="Tabela11.A" style:family="table-column">
      <style:table-column-properties style:column-width="5.135cm"/>
    </style:style>
    <style:style style:name="Tabela11.A1" style:family="table-cell">
      <style:table-cell-properties style:vertical-align="middle" fo:padding="0.049cm" fo:border="none"/>
    </style:style>
    <style:style style:name="Tabela12" style:family="table">
      <style:table-properties style:width="16.902cm" table:align="left"/>
    </style:style>
    <style:style style:name="Tabela12.A" style:family="table-column">
      <style:table-column-properties style:column-width="2.905cm"/>
    </style:style>
    <style:style style:name="Tabela12.B" style:family="table-column">
      <style:table-column-properties style:column-width="6.128cm"/>
    </style:style>
    <style:style style:name="Tabela12.C" style:family="table-column">
      <style:table-column-properties style:column-width="3.933cm"/>
    </style:style>
    <style:style style:name="Tabela12.D" style:family="table-column">
      <style:table-column-properties style:column-width="3.935cm"/>
    </style:style>
    <style:style style:name="Tabela12.A1" style:family="table-cell">
      <style:table-cell-properties style:vertical-align="middle" style:border-line-width-left="0.002cm 0.035cm 0.002cm" style:border-line-width-top="0.002cm 0.035cm 0.002cm" style:border-line-width-bottom="0.002cm 0.035cm 0.002cm" fo:padding="0.106cm" fo:border-left="0.05pt double #808080" fo:border-right="none" fo:border-top="0.05pt double #808080" fo:border-bottom="0.05pt double #808080"/>
    </style:style>
    <style:style style:name="Tabela12.D1" style:family="table-cell">
      <style:table-cell-properties style:vertical-align="middle" style:border-line-width="0.002cm 0.035cm 0.002cm" fo:padding="0.106cm" fo:border="0.05pt double #808080"/>
    </style:style>
    <style:style style:name="Tabela12.2" style:family="table-row">
      <style:table-row-properties style:min-row-height="0.953cm"/>
    </style:style>
    <style:style style:name="Tabela12.A2" style:family="table-cell">
      <style:table-cell-properties style:vertical-align="middle" style:border-line-width-left="0.002cm 0.035cm 0.002cm" style:border-line-width-bottom="0.002cm 0.035cm 0.002cm" fo:padding="0.106cm" fo:border-left="0.05pt double #808080" fo:border-right="none" fo:border-top="none" fo:border-bottom="0.05pt double #808080"/>
    </style:style>
    <style:style style:name="Tabela12.B2" style:family="table-cell">
      <style:table-cell-properties style:vertical-align="middle" style:border-line-width-left="0.002cm 0.035cm 0.002cm" style:border-line-width-right="0.002cm 0.035cm 0.002cm" style:border-line-width-bottom="0.002cm 0.035cm 0.002cm" fo:padding="0.106cm" fo:border-left="0.05pt double #808080" fo:border-right="0.05pt double #808080" fo:border-top="none" fo:border-bottom="0.05pt double #808080"/>
    </style:style>
    <style:style style:name="Tabela12.4" style:family="table-row">
      <style:table-row-properties style:min-row-height="1.799cm"/>
    </style:style>
    <style:style style:name="P1" style:family="paragraph" style:parent-style-name="Text_20_body">
      <style:paragraph-properties fo:margin-top="0cm" fo:margin-bottom="0cm"/>
    </style:style>
    <style:style style:name="P2" style:family="paragraph" style:parent-style-name="Heading_20_4">
      <style:paragraph-properties fo:margin-left="0cm" fo:margin-right="0cm" fo:margin-top="0.476cm" fo:margin-bottom="0.132cm" fo:text-align="center" style:justify-single-word="false" fo:text-indent="0cm" style:auto-text-indent="false" fo:padding="0cm" fo:border="none"/>
      <style:text-properties fo:color="#000000" style:font-name="arial" fo:font-size="10.5pt" fo:background-color="#fcc543"/>
    </style:style>
    <style:style style:name="P3" style:family="paragraph" style:parent-style-name="Table_20_Contents">
      <style:text-properties fo:font-size="10pt"/>
    </style:style>
    <style:style style:name="P4" style:family="paragraph" style:parent-style-name="Table_20_Contents">
      <style:text-properties fo:font-size="10pt" fo:font-weight="bold"/>
    </style:style>
    <style:style style:name="P5" style:family="paragraph" style:parent-style-name="Table_20_Contents">
      <style:text-properties fo:color="#cc3300" fo:font-size="10pt"/>
    </style:style>
    <style:style style:name="P6" style:family="paragraph" style:parent-style-name="Table_20_Contents">
      <style:text-properties style:font-name="Verdana" fo:font-size="7pt"/>
    </style:style>
    <style:style style:name="P7" style:family="paragraph" style:parent-style-name="Table_20_Contents">
      <style:text-properties fo:font-size="2pt" style:font-size-asian="2pt" style:font-size-complex="2pt"/>
    </style:style>
    <style:style style:name="P8" style:family="paragraph" style:parent-style-name="Table_20_Contents">
      <style:text-properties fo:color="#000000" style:font-name="Arial" fo:font-size="10pt"/>
    </style:style>
    <style:style style:name="P9" style:family="paragraph" style:parent-style-name="Table_20_Contents">
      <style:paragraph-properties fo:margin-left="0cm" fo:margin-right="0cm" fo:text-indent="0cm" style:auto-text-indent="false"/>
      <style:text-properties fo:font-size="2pt" style:font-size-asian="2pt" style:font-size-complex="2pt"/>
    </style:style>
    <style:style style:name="T1" style:family="text">
      <style:text-properties fo:font-size="10pt"/>
    </style:style>
    <style:style style:name="T2" style:family="text">
      <style:text-properties fo:font-size="10pt" fo:font-weight="normal"/>
    </style:style>
    <style:style style:name="T3" style:family="text">
      <style:text-properties fo:font-size="10pt" fo:font-weight="bold"/>
    </style:style>
    <style:style style:name="T4" style:family="text">
      <style:text-properties fo:color="#000066" style:font-name="Geneva" fo:font-size="10pt" fo:font-weight="normal"/>
    </style:style>
    <style:style style:name="T5" style:family="text">
      <style:text-properties fo:font-weight="normal"/>
    </style:style>
    <style:style style:name="T6" style:family="text">
      <style:text-properties fo:font-weight="bold"/>
    </style:style>
    <style:style style:name="T7" style:family="text">
      <style:text-properties style:font-name="arial" style:font-name-asian="arial" style:font-name-complex="ari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 intenção do sistema é acompanhar de perto a entrega da guia de declaração do Valor Adicionado de cada contribuinte. A aposta é que apenas acompanhando de perto, assim como acontece com a implantação do ISS, os contribuintes se sentirão na obrigação de entregar as declarações e automaticamente a arrecadação aumenta. Em paralelo, o poder de fiscalização do município vai ajudar neste aumento. Lembrando que o IPM representa 35% da arrecadação total do município de Itapira. Isso significa que qualquer interferência na aliquota culmina numa grande diferença na receita, tanto pra mais quanto pra menos. </text:p>
      <text:p text:style-name="Standard"/>
      <text:p text:style-name="Standard">Abaixo algumas licitações abertas:</text:p>
      <text:p text:style-name="Standard"/>
      <text:p text:style-name="Standard"/>
      <table:table table:name="Tabela1" table:style-name="Tabela1">
        <table:table-column table:style-name="Tabela1.A"/>
        <table:table-row>
          <table:table-cell table:style-name="Tabela1.A1" office:value-type="string">
            <table:table table:name="Tabela2" table:style-name="Tabela2">
              <table:table-column table:style-name="Tabela2.A"/>
              <table:table-column table:style-name="Tabela2.B"/>
              <table:table-column table:style-name="Tabela2.C"/>
              <table:table-column table:style-name="Tabela2.D"/>
              <table:table-row>
                <table:table-cell table:style-name="Tabela2.A1" office:value-type="string">
                  <text:p text:style-name="Table_20_Contents"><text:span text:style-name="Strong_20_Emphasis"><text:span text:style-name="T1">Modalidade</text:span></text:span><text:span text:style-name="Strong_20_Emphasis">:</text:span></text:p>
                </table:table-cell>
                <table:table-cell table:style-name="Tabela2.A1" office:value-type="string">
                  <text:p text:style-name="P5">PR/18/2013</text:p>
                </table:table-cell>
                <table:table-cell table:style-name="Tabela2.A1" office:value-type="string">
                  <text:p text:style-name="P3">Núm. do registro:</text:p>
                </table:table-cell>
                <table:table-cell table:style-name="Tabela2.D1" office:value-type="string">
                  <text:p text:style-name="P6">5097824/7915 </text:p>
                </table:table-cell>
              </table:table-row>
              <table:table-row table:style-name="Tabela2.2">
                <table:table-cell table:style-name="Tabela2.A2" office:value-type="string">
                  <text:p text:style-name="Table_20_Contents"><text:span text:style-name="Strong_20_Emphasis"><text:span text:style-name="T1">Objeto</text:span></text:span><text:span text:style-name="Strong_20_Emphasis">:</text:span></text:p>
                </table:table-cell>
                <table:table-cell table:style-name="Tabela2.B2" table:number-columns-spanned="3" office:value-type="string">
                  <text:p text:style-name="Table_20_Contents"><text:span text:style-name="Strong_20_Emphasis"><text:span text:style-name="T4">CONTRATACAO DE EMPRESA PARA FORNECIMENTO DE LICENCA DE USO, POR PERIODO DE 12 (DOZE) MESES, DE SISTEMA WEB INTEGRADO PARA APURACAO E CONTROLE DO VALOR ADICIONADO FISCAL E FISCALIZACAO DE INSTITUICOES FINANCEIRAS, INCLUINDO IMPLANTACAO, TREINAMENTO E SUPORTE TECNICO</text:span></text:span> </text:p>
                </table:table-cell>
                <table:covered-table-cell/>
                <table:covered-table-cell/>
              </table:table-row>
              <table:table-row>
                <table:table-cell table:style-name="Tabela2.A2" office:value-type="string">
                  <text:p text:style-name="Table_20_Contents"><text:span text:style-name="Strong_20_Emphasis"><text:span text:style-name="T1">Órgão Licitante:</text:span></text:span></text:p>
                </table:table-cell>
                <table:table-cell table:style-name="Tabela2.B2" table:number-columns-spanned="3" office:value-type="string">
                  <text:p text:style-name="Table_20_Contents"><text:span text:style-name="Strong_20_Emphasis"><text:span text:style-name="T2">Prefeitura Municipal de Rincao </text:span></text:span></text:p>
                </table:table-cell>
                <table:covered-table-cell/>
                <table:covered-table-cell/>
              </table:table-row>
              <table:table-row>
                <table:table-cell table:style-name="Tabela2.A2" office:value-type="string">
                  <text:p text:style-name="P4">Endereço</text:p>
                </table:table-cell>
                <table:table-cell table:style-name="Tabela2.B2" table:number-columns-spanned="3" office:value-type="string">
                  <text:p text:style-name="P3">Rua 21 de novembro, 256 </text:p>
                </table:table-cell>
                <table:covered-table-cell/>
                <table:covered-table-cell/>
              </table:table-row>
              <table:table-row table:style-name="Tabela2.2">
                <table:table-cell table:style-name="Tabela2.A2" office:value-type="string">
                  <text:p text:style-name="Table_20_Contents"><text:span text:style-name="Strong_20_Emphasis"><text:span text:style-name="T1">Fone</text:span></text:span><text:span text:style-name="Strong_20_Emphasis">:</text:span></text:p>
                </table:table-cell>
                <table:table-cell table:style-name="Tabela2.A2" office:value-type="string">
                  <text:p text:style-name="P3">(16) 3395-9100</text:p>
                </table:table-cell>
                <table:table-cell table:style-name="Tabela2.A2" office:value-type="string">
                  <text:p text:style-name="Table_20_Contents"><text:span text:style-name="T1">Fax</text:span><text:span text:style-name="Strong_20_Emphasis">:</text:span></text:p>
                </table:table-cell>
                <table:table-cell table:style-name="Tabela2.B2" office:value-type="string">
                  <text:p text:style-name="P7"/>
                </table:table-cell>
              </table:table-row>
              <table:table-row>
                <table:table-cell table:style-name="Tabela2.A2" office:value-type="string">
                  <text:p text:style-name="Table_20_Contents"><text:span text:style-name="Strong_20_Emphasis"><text:span text:style-name="T1">Cidade</text:span></text:span><text:span text:style-name="Strong_20_Emphasis"><text:span text:style-name="T5">:</text:span></text:span></text:p>
                </table:table-cell>
                <table:table-cell table:style-name="Tabela2.A2" office:value-type="string">
                  <text:p text:style-name="P3">RINCAO</text:p>
                </table:table-cell>
                <table:table-cell table:style-name="Tabela2.A2" office:value-type="string">
                  <text:p text:style-name="Table_20_Contents"><text:span text:style-name="T1">Estado</text:span><text:span text:style-name="Strong_20_Emphasis">:</text:span></text:p>
                </table:table-cell>
                <table:table-cell table:style-name="Tabela2.B2" office:value-type="string">
                  <text:p text:style-name="P3">SP</text:p>
                </table:table-cell>
              </table:table-row>
              <table:table-row>
                <table:table-cell table:style-name="Tabela2.A2" office:value-type="string">
                  <text:p text:style-name="Table_20_Contents"><text:span text:style-name="T3">Processo</text:span><text:span text:style-name="Strong_20_Emphasis">:</text:span></text:p>
                </table:table-cell>
                <table:table-cell table:style-name="Tabela2.A2" office:value-type="string">
                  <text:p text:style-name="P7"/>
                </table:table-cell>
                <table:table-cell table:style-name="Tabela2.A2" office:value-type="string">
                  <text:p text:style-name="P3">Fase:</text:p>
                </table:table-cell>
                <table:table-cell table:style-name="Tabela2.B2" office:value-type="string">
                  <text:p text:style-name="P8">Homologacao</text:p>
                </table:table-cell>
              </table:table-row>
              <table:table-row table:style-name="Tabela2.8">
                <table:table-cell table:style-name="Tabela2.A2" office:value-type="string">
                  <text:p text:style-name="P3"><text:span text:style-name="T6">Decisões/Resultados</text:span>:</text:p>
                </table:table-cell>
                <table:table-cell table:style-name="Tabela2.B2" table:number-columns-spanned="3" office:value-type="string">
                  <text:p text:style-name="P8">HOMOLOGAÇÃO OBJETO: CONTRATAÇÃO DE EMPRESA PARA FORNECIMENTO DE LICENÇA DE USO, POR PERÍODO DE 12(DEOZE) MESES, DE SISTEMA WEB INTEGRADO PARA APURAÇÃO E CONTROLE DO VALOR ADICIONADO FISCAL, INCLUINDO IMPLANTAÇÃO, TREINAMENTO E SUPORTE TÉCNICO. Tendo em vista a adjudicação efetuada no(a) pregão nº 18/2013 – processo nº 71/2013; O PREFEITO MUNICIPAL DE RINCÃO homologa o presente processo licitatório a favor da(s) seguinte(s) empresa(s): PRIMAX ONLINE GESTÃO E TECNOLOGIA LTDA EPP foi(ram) vencedor(es) do respectivo PREEGÃO. O(s)interessado(s) haver(ão) de procurar o setor competente da Prefeitura Municipal para providências legais. Rincão, 18 de outubro de 2013 DOESP 19/10/2013</text:p>
                </table:table-cell>
                <table:covered-table-cell/>
                <table:covered-table-cell/>
              </table:table-row>
            </table:table>
            <text:p text:style-name="P7"/>
          </table:table-cell>
        </table:table-row>
        <table:table-row>
          <table:table-cell table:style-name="Tabela1.A1" office:value-type="string">
            <text:p text:style-name="P7"/>
          </table:table-cell>
        </table:table-row>
        <table:table-row>
          <table:table-cell table:style-name="Tabela1.A1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/>
      <table:table table:name="Tabela3" table:style-name="Tabela3">
        <table:table-column table:style-name="Tabela3.A"/>
        <table:table-row>
          <table:table-cell table:style-name="Tabela3.A1" office:value-type="string">
            <table:table table:name="Tabela4" table:style-name="Tabela4">
              <table:table-column table:style-name="Tabela4.A"/>
              <table:table-row>
                <table:table-cell table:style-name="Tabela4.A1" office:value-type="string">
                  <text:h text:style-name="P2" text:outline-level="4">Estado : PR - Parana </text:h>
                </table:table-cell>
              </table:table-row>
            </table:table>
            <text:p text:style-name="P7"/>
          </table:table-cell>
        </table:table-row>
        <table:table-row>
          <table:table-cell table:style-name="Tabela3.A1" office:value-type="string">
            <text:p text:style-name="Table_20_Contents"/>
          </table:table-cell>
        </table:table-row>
        <table:table-row>
          <table:table-cell table:style-name="Tabela3.A1" office:value-type="string">
            <text:p text:style-name="P7"/>
          </table:table-cell>
        </table:table-row>
        <table:table-row>
          <table:table-cell table:style-name="Tabela3.A1" office:value-type="string">
            <text:p text:style-name="P7"/>
          </table:table-cell>
        </table:table-row>
        <table:table-row>
          <table:table-cell table:style-name="Tabela3.A1" office:value-type="string">
            <table:table table:name="Tabela5" table:style-name="Tabela5">
              <table:table-column table:style-name="Tabela5.A"/>
              <table:table-column table:style-name="Tabela5.B"/>
              <table:table-column table:style-name="Tabela5.C"/>
              <table:table-column table:style-name="Tabela5.D"/>
              <table:table-row>
                <table:table-cell table:style-name="Tabela5.A1" office:value-type="string">
                  <text:p text:style-name="Table_20_Contents"><text:span text:style-name="Strong_20_Emphasis"><text:span text:style-name="T1">Modalidade</text:span></text:span><text:span text:style-name="Strong_20_Emphasis">:</text:span></text:p>
                </table:table-cell>
                <table:table-cell table:style-name="Tabela5.A1" office:value-type="string">
                  <text:p text:style-name="P5">PR/179/2013</text:p>
                </table:table-cell>
                <table:table-cell table:style-name="Tabela5.A1" office:value-type="string">
                  <text:p text:style-name="P3">Núm. do registro:</text:p>
                </table:table-cell>
                <table:table-cell table:style-name="Tabela5.D1" office:value-type="string">
                  <text:p text:style-name="P6">5080207/7901 </text:p>
                </table:table-cell>
              </table:table-row>
              <table:table-row table:style-name="Tabela5.2">
                <table:table-cell table:style-name="Tabela5.A2" office:value-type="string">
                  <text:p text:style-name="Table_20_Contents"><text:span text:style-name="Strong_20_Emphasis"><text:span text:style-name="T1">Objeto</text:span></text:span><text:span text:style-name="Strong_20_Emphasis">:</text:span></text:p>
                </table:table-cell>
                <table:table-cell table:style-name="Tabela5.B2" table:number-columns-spanned="3" office:value-type="string">
                  <text:p text:style-name="Table_20_Contents"><text:span text:style-name="Strong_20_Emphasis"><text:span text:style-name="T4">CONTRATACAO DE UM SISTEMA WEB PARA A MODERNIZACAO DA ADMINISTRACAO TRIBUTARIA MUNICIPAL, COM A FINALIDADE DE PRODUZIR INFORMACOES FISCAIS SOBRE A ARRECADACAO DO ISSQN</text:span></text:span> </text:p>
                </table:table-cell>
                <table:covered-table-cell/>
                <table:covered-table-cell/>
              </table:table-row>
              <table:table-row>
                <table:table-cell table:style-name="Tabela5.A2" office:value-type="string">
                  <text:p text:style-name="Table_20_Contents"><text:span text:style-name="Strong_20_Emphasis"><text:span text:style-name="T1">Órgão Licitante:</text:span></text:span></text:p>
                </table:table-cell>
                <table:table-cell table:style-name="Tabela5.B2" table:number-columns-spanned="3" office:value-type="string">
                  <text:p text:style-name="Table_20_Contents"><text:span text:style-name="Strong_20_Emphasis"><text:span text:style-name="T2">Prefeitura Municipal de Sao Jose dos Pinhais </text:span></text:span></text:p>
                </table:table-cell>
                <table:covered-table-cell/>
                <table:covered-table-cell/>
              </table:table-row>
              <table:table-row>
                <table:table-cell table:style-name="Tabela5.A2" office:value-type="string">
                  <text:p text:style-name="P4">Endereço</text:p>
                </table:table-cell>
                <table:table-cell table:style-name="Tabela5.B2" table:number-columns-spanned="3" office:value-type="string">
                  <text:p text:style-name="P3">Rua Passos Oliveira, 1101 </text:p>
                </table:table-cell>
                <table:covered-table-cell/>
                <table:covered-table-cell/>
              </table:table-row>
              <table:table-row table:style-name="Tabela5.2">
                <table:table-cell table:style-name="Tabela5.A2" office:value-type="string">
                  <text:p text:style-name="Table_20_Contents"><text:soft-page-break/><text:span text:style-name="Strong_20_Emphasis"><text:span text:style-name="T1">Fone</text:span></text:span><text:span text:style-name="Strong_20_Emphasis">:</text:span></text:p>
                </table:table-cell>
                <table:table-cell table:style-name="Tabela5.A2" office:value-type="string">
                  <text:p text:style-name="Table_20_Contents"><text:a xlink:type="simple" xlink:href="tel:%2841%29%203381-6694" office:target-frame-name="_blank" xlink:show="new"><text:span text:style-name="T1">(41) 3381-6694</text:span></text:a><text:span text:style-name="T1"> / 6845/ 6893/6840</text:span></text:p>
                </table:table-cell>
                <table:table-cell table:style-name="Tabela5.A2" office:value-type="string">
                  <text:p text:style-name="Table_20_Contents"><text:span text:style-name="T1">Fax</text:span><text:span text:style-name="Strong_20_Emphasis">:</text:span></text:p>
                </table:table-cell>
                <table:table-cell table:style-name="Tabela5.B2" office:value-type="string">
                  <text:p text:style-name="P7"/>
                </table:table-cell>
              </table:table-row>
              <table:table-row>
                <table:table-cell table:style-name="Tabela5.A2" office:value-type="string">
                  <text:p text:style-name="Table_20_Contents"><text:span text:style-name="Strong_20_Emphasis"><text:span text:style-name="T1">Cidade</text:span></text:span><text:span text:style-name="Strong_20_Emphasis"><text:span text:style-name="T5">:</text:span></text:span></text:p>
                </table:table-cell>
                <table:table-cell table:style-name="Tabela5.A2" office:value-type="string">
                  <text:p text:style-name="P3">SAO JOSE DOS PINHAIS</text:p>
                </table:table-cell>
                <table:table-cell table:style-name="Tabela5.A2" office:value-type="string">
                  <text:p text:style-name="Table_20_Contents"><text:span text:style-name="T1">Estado</text:span><text:span text:style-name="Strong_20_Emphasis">:</text:span></text:p>
                </table:table-cell>
                <table:table-cell table:style-name="Tabela5.B2" office:value-type="string">
                  <text:p text:style-name="P3">PR</text:p>
                </table:table-cell>
              </table:table-row>
              <table:table-row>
                <table:table-cell table:style-name="Tabela5.A2" office:value-type="string">
                  <text:p text:style-name="Table_20_Contents"><text:span text:style-name="T3">Site</text:span><text:span text:style-name="Strong_20_Emphasis">:</text:span></text:p>
                </table:table-cell>
                <table:table-cell table:style-name="Tabela5.B2" table:number-columns-spanned="3" office:value-type="string">
                  <text:p text:style-name="Table_20_Contents"><text:a xlink:type="simple" xlink:href="http://www.caixa.gov.br/" office:target-frame-name="_blank" xlink:show="new"><text:span text:style-name="T1">www.caixa.gov.br</text:span></text:a><text:span text:style-name="T1"> site </text:span><text:a xlink:type="simple" xlink:href="http://www.sjp.pr.gov.br/" office:target-frame-name="_blank" xlink:show="new"><text:span text:style-name="T1">www.sjp.pr.gov.br</text:span></text:a></text:p>
                </table:table-cell>
                <table:covered-table-cell/>
                <table:covered-table-cell/>
              </table:table-row>
              <table:table-row>
                <table:table-cell table:style-name="Tabela5.A2" office:value-type="string">
                  <text:p text:style-name="Table_20_Contents"><text:span text:style-name="T3">Processo</text:span><text:span text:style-name="Strong_20_Emphasis">:</text:span></text:p>
                </table:table-cell>
                <table:table-cell table:style-name="Tabela5.A2" office:value-type="string">
                  <text:p text:style-name="P7"/>
                </table:table-cell>
                <table:table-cell table:style-name="Tabela5.A2" office:value-type="string">
                  <text:p text:style-name="P3">Fase:</text:p>
                </table:table-cell>
                <table:table-cell table:style-name="Tabela5.B2" office:value-type="string">
                  <text:p text:style-name="P8">Suspensao</text:p>
                </table:table-cell>
              </table:table-row>
              <table:table-row table:style-name="Tabela5.9">
                <table:table-cell table:style-name="Tabela5.A2" office:value-type="string">
                  <text:p text:style-name="P3"><text:span text:style-name="T6">Decisões/Resultados</text:span>:</text:p>
                </table:table-cell>
                <table:table-cell table:style-name="Tabela5.B2" table:number-columns-spanned="3" office:value-type="string">
                  <text:p text:style-name="P8">PREFEITURA MUNICIPAL DE SAO JOSE DOS PINHAIS - PR SECRETARIA MUNICIPAL DE RECURSOS MATERIAIS E LICITACOES COMUNICADO PREGAO PRESENCIAL N.º 179/2013 – SERMALI OBJETO: CONTRATACAO DE UM SISTEMA WEB PARA A MODERNIZACAO DA ADMINISTRACAO TRIBUTARIA MUNICIPAL, COM A FINALIDADE DE PRODUZIR INFORMACOES FISCAIS SOBRE A ARRECADACAO DO ISSQN, INCLUSIVE NOTA FISCAL DE SERVICO ELETRONICA (CONFORME MODELO DO SPED FISCAL), GERENCIA ELETRONICA DO VAF (VALOR ADICIONAL FISCAL) E CADASTRO MOBILIARIO INTELIGENTE, PREVENDO CESSAO DE DIREITO DE USO, IMPLANTACAO, CONFIGURACAO, IMPORTACAO DOS SISTEMAS ATUAIS, TREINAMENTO, SUPORTE TECNICO, CUSTOMIZACAO, MANUTENCAO E ATUALIZACAO MENSAL DO SISTEMA, BEM COMO OBRIGATORIEDADES LEGAIS IMPOSTAS DURANTE A VIGENCIA CONTRATUAL. O MUNICIPIO DE SAO JOSE DOS PINHAIS, VEM ATRAVES DA SECRETARIA MUNICIPAL DE RECURSOS MATERIAIS E LICITACOES, COMUNICAR A SUSPENSAO DO PREGAO PRESENCIAL Nº 179/2013 - SERMALI, PREVISTA INICIALMENTE PARA O DIA 09 DE SETEMBRO DE 2013 AS 09H00MIN, PARA ANALISE DE IMPUGNACAO. doecipr 10/09/2013</text:p>
                </table:table-cell>
                <table:covered-table-cell/>
                <table:covered-table-cell/>
              </table:table-row>
            </table:table>
            <text:p text:style-name="Table_20_Contents"/>
          </table:table-cell>
        </table:table-row>
        <table:table-row>
          <table:table-cell table:style-name="Tabela3.A1" office:value-type="string">
            <text:p text:style-name="P7"/>
          </table:table-cell>
        </table:table-row>
      </table:table>
      <text:p text:style-name="Standard"/>
      <text:p text:style-name="Standard"/>
      <text:p text:style-name="Standard"/>
      <table:table table:name="Tabela6" table:style-name="Tabela6">
        <table:table-column table:style-name="Tabela6.A"/>
        <table:table-row>
          <table:table-cell table:style-name="Tabela6.A1" office:value-type="string">
            <text:h text:style-name="P2" text:outline-level="4">Estado : MG - Minas Gerais </text:h>
          </table:table-cell>
        </table:table-row>
      </table:table>
      <text:p text:style-name="P1"/>
      <table:table table:name="Tabela7" table:style-name="Tabela7">
        <table:table-column table:style-name="Tabela7.A"/>
        <table:table-row>
          <table:table-cell table:style-name="Tabela7.A1" office:value-type="string">
            <text:p text:style-name="P7"/>
          </table:table-cell>
        </table:table-row>
        <table:table-row>
          <table:table-cell table:style-name="Tabela7.A1" office:value-type="string">
            <text:p text:style-name="P7"/>
          </table:table-cell>
        </table:table-row>
        <table:table-row>
          <table:table-cell table:style-name="Tabela7.A1" office:value-type="string">
            <table:table table:name="Tabela8" table:style-name="Tabela8">
              <table:table-column table:style-name="Tabela8.A"/>
              <table:table-column table:style-name="Tabela8.B"/>
              <table:table-column table:style-name="Tabela8.C"/>
              <table:table-column table:style-name="Tabela8.D"/>
              <table:table-row>
                <table:table-cell table:style-name="Tabela8.A1" office:value-type="string">
                  <text:p text:style-name="Table_20_Contents"><text:span text:style-name="Strong_20_Emphasis"><text:span text:style-name="T1">Modalidade</text:span></text:span><text:span text:style-name="Strong_20_Emphasis">:</text:span></text:p>
                </table:table-cell>
                <table:table-cell table:style-name="Tabela8.A1" office:value-type="string">
                  <text:p text:style-name="P5">PR/77/2013</text:p>
                </table:table-cell>
                <table:table-cell table:style-name="Tabela8.A1" office:value-type="string">
                  <text:p text:style-name="P3">Núm. do registro:</text:p>
                </table:table-cell>
                <table:table-cell table:style-name="Tabela8.D1" office:value-type="string">
                  <text:p text:style-name="P6">5013444/7845 </text:p>
                </table:table-cell>
              </table:table-row>
              <table:table-row table:style-name="Tabela8.2">
                <table:table-cell table:style-name="Tabela8.A2" office:value-type="string">
                  <text:p text:style-name="Table_20_Contents"><text:span text:style-name="Strong_20_Emphasis"><text:span text:style-name="T1">Objeto</text:span></text:span><text:span text:style-name="Strong_20_Emphasis">:</text:span></text:p>
                </table:table-cell>
                <table:table-cell table:style-name="Tabela8.B2" table:number-columns-spanned="3" office:value-type="string">
                  <text:p text:style-name="Table_20_Contents"><text:span text:style-name="Strong_20_Emphasis"><text:span text:style-name="T4">CONTRATACAO DE PESSOA JURIDICA PARA PRESTAR SERVICO DE CONSULTORIA E ASSESSORIA NO ACOMPANHAMENTO DA APURACAO DO VALOR ADICIONAL FISCAL – VAF MUNICIPAL, COM UTILIZACAO DE SOFTWARE QUE POSSIBILITE UM GERENCIAMENTO ELETRONICO DA DECLARACAO DE MOVIMENTACAO ECONOMICA E FISCAL – DAMEF, CONFORME ESPECIFICACOES E QUANTITATIVOS DO ANEXO I</text:span></text:span> </text:p>
                </table:table-cell>
                <table:covered-table-cell/>
                <table:covered-table-cell/>
              </table:table-row>
              <table:table-row>
                <table:table-cell table:style-name="Tabela8.A2" office:value-type="string">
                  <text:p text:style-name="Table_20_Contents"><text:span text:style-name="Strong_20_Emphasis"><text:span text:style-name="T1">Órgão Licitante:</text:span></text:span></text:p>
                </table:table-cell>
                <table:table-cell table:style-name="Tabela8.B2" table:number-columns-spanned="3" office:value-type="string">
                  <text:p text:style-name="Table_20_Contents"><text:span text:style-name="Strong_20_Emphasis"><text:span text:style-name="T2">Prefeitura Municipal de Tres Marias </text:span></text:span></text:p>
                </table:table-cell>
                <table:covered-table-cell/>
                <table:covered-table-cell/>
              </table:table-row>
              <table:table-row>
                <table:table-cell table:style-name="Tabela8.A2" office:value-type="string">
                  <text:p text:style-name="P4">Endereço</text:p>
                </table:table-cell>
                <table:table-cell table:style-name="Tabela8.B2" table:number-columns-spanned="3" office:value-type="string">
                  <text:p text:style-name="P3">Praca Castelo Branco, 03 </text:p>
                </table:table-cell>
                <table:covered-table-cell/>
                <table:covered-table-cell/>
              </table:table-row>
              <table:table-row table:style-name="Tabela8.2">
                <table:table-cell table:style-name="Tabela8.A2" office:value-type="string">
                  <text:p text:style-name="Table_20_Contents"><text:span text:style-name="Strong_20_Emphasis"><text:span text:style-name="T1">Fone</text:span></text:span><text:span text:style-name="Strong_20_Emphasis">:</text:span></text:p>
                </table:table-cell>
                <table:table-cell table:style-name="Tabela8.A2" office:value-type="string">
                  <text:p text:style-name="Table_20_Contents"><text:a xlink:type="simple" xlink:href="tel:%2838%29%203754-5338" office:target-frame-name="_blank" xlink:show="new"><text:span text:style-name="T1">(38) 3754-5338</text:span></text:a><text:span text:style-name="T1"> / 7244</text:span></text:p>
                </table:table-cell>
                <table:table-cell table:style-name="Tabela8.A2" office:value-type="string">
                  <text:p text:style-name="Table_20_Contents"><text:span text:style-name="T1">Fax</text:span><text:span text:style-name="Strong_20_Emphasis">:</text:span></text:p>
                </table:table-cell>
                <table:table-cell table:style-name="Tabela8.B2" office:value-type="string">
                  <text:p text:style-name="P7"/>
                </table:table-cell>
              </table:table-row>
              <table:table-row>
                <table:table-cell table:style-name="Tabela8.A2" office:value-type="string">
                  <text:p text:style-name="Table_20_Contents"><text:span text:style-name="Strong_20_Emphasis"><text:span text:style-name="T1">Cidade</text:span></text:span><text:span text:style-name="Strong_20_Emphasis"><text:span text:style-name="T5">:</text:span></text:span></text:p>
                </table:table-cell>
                <table:table-cell table:style-name="Tabela8.A2" office:value-type="string">
                  <text:p text:style-name="P3">TRES MARIAS</text:p>
                </table:table-cell>
                <table:table-cell table:style-name="Tabela8.A2" office:value-type="string">
                  <text:p text:style-name="Table_20_Contents"><text:span text:style-name="T1">Estado</text:span><text:span text:style-name="Strong_20_Emphasis">:</text:span></text:p>
                </table:table-cell>
                <table:table-cell table:style-name="Tabela8.B2" office:value-type="string">
                  <text:p text:style-name="P3">MG</text:p>
                </table:table-cell>
              </table:table-row>
              <table:table-row>
                <table:table-cell table:style-name="Tabela8.A2" office:value-type="string">
                  <text:p text:style-name="Table_20_Contents"><text:span text:style-name="T3">Site</text:span><text:span text:style-name="Strong_20_Emphasis">:</text:span></text:p>
                </table:table-cell>
                <table:table-cell table:style-name="Tabela8.B2" table:number-columns-spanned="3" office:value-type="string">
                  <text:p text:style-name="Table_20_Contents"><text:a xlink:type="simple" xlink:href="http://www.tresmarias-mg.com.br/licitacoes_2010.html" office:target-frame-name="_blank" xlink:show="new"><text:span text:style-name="T1">http://www.tresmarias-mg.com.br/licitacoes_2010.html</text:span></text:a></text:p>
                </table:table-cell>
                <table:covered-table-cell/>
                <table:covered-table-cell/>
              </table:table-row>
              <table:table-row>
                <table:table-cell table:style-name="Tabela8.A2" office:value-type="string">
                  <text:p text:style-name="Table_20_Contents"><text:span text:style-name="T3">Processo</text:span><text:span text:style-name="Strong_20_Emphasis">:</text:span></text:p>
                </table:table-cell>
                <table:table-cell table:style-name="Tabela8.A2" office:value-type="string">
                  <text:p text:style-name="P7"/>
                </table:table-cell>
                <table:table-cell table:style-name="Tabela8.A2" office:value-type="string">
                  <text:p text:style-name="P3">Fase:</text:p>
                </table:table-cell>
                <table:table-cell table:style-name="Tabela8.B2" office:value-type="string">
                  <text:p text:style-name="P8">Revogacao</text:p>
                </table:table-cell>
              </table:table-row>
              <table:table-row table:style-name="Tabela8.9">
                <table:table-cell table:style-name="Tabela8.A2" office:value-type="string">
                  <text:p text:style-name="P3"><text:span text:style-name="T6">Decisões/Resultados</text:span>:</text:p>
                </table:table-cell>
                <table:table-cell table:style-name="Tabela8.B2" table:number-columns-spanned="3" office:value-type="string">
                  <text:p text:style-name="P8">SECRETARIA MUNICIPAL DE ADMINISTRAÇÃO AVISO DE REVOGAÇÃO DE PREGÃO PRESENCIAL Nº 077/2013 PROCESSO LICITATÓRIO Nº 148/2013 O município de Três Marias-MG, através do Pregoeiro, torna público a REVOGAÇÃO de procedimento licitatório, do tipo MENOR PREÇO LOTE, para contratação de pessoa jurídica para prestar serviço de consultoria e assessoria no acompanhamento da apuração do valor adicional fiscal – VAF municipal, com utilização de software que possibilite um gerenciamento eletrônico da Declaração de Movimentação Econômica e Fiscal – DAMEF, conforme especificações e <text:soft-page-break/>quantitativos do Anexo I, Escopo de serviços e minuta de contrato que integram o Edital:. Considerando o Parecer Jurídico nº 266/PG/2013, o Pregoeiro decidiu pela revogação do processo licitatório, de forma a preservar o princípio da legalidade e o interesse público, na forma do art. 49 da Lei 8.666/93. Maiores informações pelo Telefax.: (38) 3754-5338. Três Marias, 14 de Agosto de 2013, 50º ano de emancipação política. DMMG 19/08/2013</text:p>
                </table:table-cell>
                <table:covered-table-cell/>
                <table:covered-table-cell/>
              </table:table-row>
            </table:table>
            <text:p text:style-name="Table_20_Contents"/>
          </table:table-cell>
        </table:table-row>
        <table:table-row>
          <table:table-cell table:style-name="Tabela7.A1" office:value-type="string">
            <table:table table:name="Tabela9" table:style-name="Tabela9">
              <table:table-column table:style-name="Tabela9.A"/>
              <table:table-row>
                <table:table-cell table:style-name="Tabela9.A1" office:value-type="string">
                  <text:p text:style-name="P9"/>
                </table:table-cell>
              </table:table-row>
            </table:table>
            <text:p text:style-name="Table_20_Contents"/>
          </table:table-cell>
        </table:table-row>
        <table:table-row>
          <table:table-cell table:style-name="Tabela7.A1" office:value-type="string">
            <text:p text:style-name="P7"/>
          </table:table-cell>
        </table:table-row>
      </table:table>
      <text:p text:style-name="Standard"/>
      <text:p text:style-name="Standard"/>
      <text:p text:style-name="Standard"/>
      <table:table table:name="Tabela10" table:style-name="Tabela10">
        <table:table-column table:style-name="Tabela10.A"/>
        <table:table-row>
          <table:table-cell table:style-name="Tabela10.A1" office:value-type="string">
            <table:table table:name="Tabela11" table:style-name="Tabela11">
              <table:table-column table:style-name="Tabela11.A"/>
              <table:table-row>
                <table:table-cell table:style-name="Tabela11.A1" office:value-type="string">
                  <text:h text:style-name="P2" text:outline-level="4">Estado : MT - Mato Grosso </text:h>
                </table:table-cell>
              </table:table-row>
            </table:table>
            <text:p text:style-name="P7"/>
          </table:table-cell>
        </table:table-row>
        <table:table-row>
          <table:table-cell table:style-name="Tabela10.A1" office:value-type="string">
            <text:p text:style-name="Table_20_Contents"/>
          </table:table-cell>
        </table:table-row>
        <table:table-row>
          <table:table-cell table:style-name="Tabela10.A1" office:value-type="string">
            <text:p text:style-name="P7"/>
          </table:table-cell>
        </table:table-row>
        <table:table-row>
          <table:table-cell table:style-name="Tabela10.A1" office:value-type="string">
            <text:p text:style-name="P7"/>
          </table:table-cell>
        </table:table-row>
        <table:table-row>
          <table:table-cell table:style-name="Tabela10.A1" office:value-type="string">
            <table:table table:name="Tabela12" table:style-name="Tabela12">
              <table:table-column table:style-name="Tabela12.A"/>
              <table:table-column table:style-name="Tabela12.B"/>
              <table:table-column table:style-name="Tabela12.C"/>
              <table:table-column table:style-name="Tabela12.D"/>
              <table:table-row>
                <table:table-cell table:style-name="Tabela12.A1" office:value-type="string">
                  <text:p text:style-name="Table_20_Contents"><text:span text:style-name="Strong_20_Emphasis"><text:span text:style-name="T1">Modalidade</text:span></text:span><text:span text:style-name="Strong_20_Emphasis">:</text:span></text:p>
                </table:table-cell>
                <table:table-cell table:style-name="Tabela12.A1" office:value-type="string">
                  <text:p text:style-name="P5">PR/34/2013</text:p>
                </table:table-cell>
                <table:table-cell table:style-name="Tabela12.A1" office:value-type="string">
                  <text:p text:style-name="P3">Núm. do registro:</text:p>
                </table:table-cell>
                <table:table-cell table:style-name="Tabela12.D1" office:value-type="string">
                  <text:p text:style-name="P6">5002214/7837 </text:p>
                </table:table-cell>
              </table:table-row>
              <table:table-row table:style-name="Tabela12.2">
                <table:table-cell table:style-name="Tabela12.A2" office:value-type="string">
                  <text:p text:style-name="Table_20_Contents"><text:span text:style-name="Strong_20_Emphasis"><text:span text:style-name="T1">Objeto</text:span></text:span><text:span text:style-name="Strong_20_Emphasis">:</text:span></text:p>
                </table:table-cell>
                <table:table-cell table:style-name="Tabela12.B2" table:number-columns-spanned="3" office:value-type="string">
                  <text:p text:style-name="Table_20_Contents"><text:span text:style-name="Strong_20_Emphasis"><text:span text:style-name="T4">REGISTRO DE PRECO PARA CONTRATACAO DE EMPRESA ESPECIALIZADA EM FORNECIMENTO DE SERVICOS DE MOBILIDADE, CONECTIVIDADE E INTERATIVIDADE (SERVICO DE VALOR ADICIONADO – SVA), PRONTO PARA USO, POR TEMPO INDETERMINADO, ATIVO E FUNCIONAL A UM OU MAIS SDC (SHORT DIGITAL CODE – CODIGOS CURTOS: NUMEROS DE TELEFONE ESPECIAIS, MENORES DO QUE OS NUMEROS DE TELEFONE COMPLETOS), AUTORIZADO E HOMOLOGADO NO MINIMO NAS 04 (QUATRO) MAIORES OPERADORAS DE TELEFONIA MOVEL ATUANTES NO BRASIL (CLARO, OI, TIM E VIVO).</text:span></text:span> </text:p>
                </table:table-cell>
                <table:covered-table-cell/>
                <table:covered-table-cell/>
              </table:table-row>
              <table:table-row>
                <table:table-cell table:style-name="Tabela12.A2" office:value-type="string">
                  <text:p text:style-name="Table_20_Contents"><text:span text:style-name="Strong_20_Emphasis"><text:span text:style-name="T1">Órgão Licitante:</text:span></text:span></text:p>
                </table:table-cell>
                <table:table-cell table:style-name="Tabela12.B2" table:number-columns-spanned="3" office:value-type="string">
                  <text:p text:style-name="Table_20_Contents"><text:span text:style-name="Strong_20_Emphasis"><text:span text:style-name="T2">Secretaria Estadual de Administracao </text:span></text:span></text:p>
                </table:table-cell>
                <table:covered-table-cell/>
                <table:covered-table-cell/>
              </table:table-row>
              <table:table-row table:style-name="Tabela12.4">
                <table:table-cell table:style-name="Tabela12.A2" office:value-type="string">
                  <text:p text:style-name="Table_20_Contents"><text:span text:style-name="Strong_20_Emphasis"><text:span text:style-name="T1">Prazo para Credenciamento:</text:span></text:span></text:p>
                </table:table-cell>
                <table:table-cell table:style-name="Tabela12.A2" office:value-type="string">
                  <text:p text:style-name="P3">23/07/2013</text:p>
                </table:table-cell>
                <table:table-cell table:style-name="Tabela12.A2" office:value-type="string">
                  <text:p text:style-name="P3">Hora(s):</text:p>
                </table:table-cell>
                <table:table-cell table:style-name="Tabela12.B2" office:value-type="string">
                  <text:p text:style-name="Table_20_Contents"><text:span text:style-name="T1">13:30</text:span> </text:p>
                </table:table-cell>
              </table:table-row>
              <table:table-row>
                <table:table-cell table:style-name="Tabela12.A2" office:value-type="string">
                  <text:p text:style-name="P4">Endereço</text:p>
                </table:table-cell>
                <table:table-cell table:style-name="Tabela12.B2" table:number-columns-spanned="3" office:value-type="string">
                  <text:p text:style-name="P3">Av. Transversal I, Bloco C <text:line-break/>Complemento: Palacio Paiaguais - Centro Politico Administrativo </text:p>
                </table:table-cell>
                <table:covered-table-cell/>
                <table:covered-table-cell/>
              </table:table-row>
              <table:table-row table:style-name="Tabela12.2">
                <table:table-cell table:style-name="Tabela12.A2" office:value-type="string">
                  <text:p text:style-name="Table_20_Contents"><text:span text:style-name="Strong_20_Emphasis"><text:span text:style-name="T1">Fone</text:span></text:span><text:span text:style-name="Strong_20_Emphasis">:</text:span></text:p>
                </table:table-cell>
                <table:table-cell table:style-name="Tabela12.A2" office:value-type="string">
                  <text:p text:style-name="Table_20_Contents"><text:a xlink:type="simple" xlink:href="tel:%2865%29%203613-3676" office:target-frame-name="_blank" xlink:show="new"><text:span text:style-name="T1">(65) 3613-3676</text:span></text:a></text:p>
                </table:table-cell>
                <table:table-cell table:style-name="Tabela12.A2" office:value-type="string">
                  <text:p text:style-name="Table_20_Contents"><text:span text:style-name="T1">Fax</text:span><text:span text:style-name="Strong_20_Emphasis">:</text:span></text:p>
                </table:table-cell>
                <table:table-cell table:style-name="Tabela12.B2" office:value-type="string">
                  <text:p text:style-name="P7"/>
                </table:table-cell>
              </table:table-row>
              <table:table-row>
                <table:table-cell table:style-name="Tabela12.A2" office:value-type="string">
                  <text:p text:style-name="Table_20_Contents"><text:span text:style-name="Strong_20_Emphasis"><text:span text:style-name="T1">Cidade</text:span></text:span><text:span text:style-name="Strong_20_Emphasis"><text:span text:style-name="T5">:</text:span></text:span></text:p>
                </table:table-cell>
                <table:table-cell table:style-name="Tabela12.A2" office:value-type="string">
                  <text:p text:style-name="P3">Cuiaba</text:p>
                </table:table-cell>
                <table:table-cell table:style-name="Tabela12.A2" office:value-type="string">
                  <text:p text:style-name="Table_20_Contents"><text:span text:style-name="T1">Estado</text:span><text:span text:style-name="Strong_20_Emphasis">:</text:span></text:p>
                </table:table-cell>
                <table:table-cell table:style-name="Tabela12.B2" office:value-type="string">
                  <text:p text:style-name="P3">MT</text:p>
                </table:table-cell>
              </table:table-row>
              <table:table-row>
                <table:table-cell table:style-name="Tabela12.A2" office:value-type="string">
                  <text:p text:style-name="Table_20_Contents"><text:span text:style-name="T3">Site</text:span><text:span text:style-name="Strong_20_Emphasis">:</text:span></text:p>
                </table:table-cell>
                <table:table-cell table:style-name="Tabela12.B2" table:number-columns-spanned="3" office:value-type="string">
                  <text:p text:style-name="Table_20_Contents"><text:a xlink:type="simple" xlink:href="http://www.sad.mt.gov.br/" office:target-frame-name="_blank" xlink:show="new"><text:span text:style-name="T1">http://www.sad.mt.gov.br</text:span></text:a></text:p>
                </table:table-cell>
                <table:covered-table-cell/>
                <table:covered-table-cell/>
              </table:table-row>
              <table:table-row>
                <table:table-cell table:style-name="Tabela12.A2" office:value-type="string">
                  <text:p text:style-name="Table_20_Contents"><text:span text:style-name="T3">Valor do Edital</text:span><text:span text:style-name="Strong_20_Emphasis">:</text:span></text:p>
                </table:table-cell>
                <table:table-cell table:style-name="Tabela12.B2" table:number-columns-spanned="3" office:value-type="string">
                  <text:p text:style-name="P5"><text:line-break/>Banco para pagamento do edital: do Brasil - Ag: 3834-2 - Conta: 30.40301-4 </text:p>
                </table:table-cell>
                <table:covered-table-cell/>
                <table:covered-table-cell/>
              </table:table-row>
              <table:table-row>
                <table:table-cell table:style-name="Tabela12.A2" office:value-type="string">
                  <text:p text:style-name="P3"><text:span text:style-name="T6">Observações</text:span>:</text:p>
                </table:table-cell>
                <table:table-cell table:style-name="Tabela12.B2" table:number-columns-spanned="3" office:value-type="string">
                  <text:p text:style-name="P3">CREDENCIAMENTO: das 13h30min. (treze horas e trinta minutos) às 14h (quatorze horas) do dia 23 de julho de 2013. RECEBIMENTO DAS PROPOSTAS E INÍCIO DA SESSÃO: às 14h (quatorze horas) do dia 23 de julho de 2013.</text:p>
                </table:table-cell>
                <table:covered-table-cell/>
                <table:covered-table-cell/>
              </table:table-row>
            </table:table>
            <text:p text:style-name="Table_20_Contents"/>
          </table:table-cell>
        </table:table-row>
        <table:table-row>
          <table:table-cell table:style-name="Tabela10.A1" office:value-type="string">
            <text:p text:style-name="P7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/>
    <style:font-face style:name="Geneva" svg:font-family="Geneva, Arial, Helvetica, sans-serif"/>
    <style:font-face style:name="Lohit Hindi1" svg:font-family="'Lohit Hindi'"/>
    <style:font-face style:name="Verdana" svg:font-family="Verdana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Liberation Serif" fo:font-size="12pt" fo:font-weight="bold" style:font-name-asian="WenQuanYi Micro Hei" style:font-size-asian="12pt" style:font-weight-asian="bold" style:font-name-complex="Lohit Hindi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andre </meta:initial-creator>
    <meta:creation-date>2013-12-08T19:39:07</meta:creation-date>
    <dc:date>2013-12-09T00:35:46</dc:date>
    <dc:creator>Alexandre </dc:creator>
    <meta:editing-duration>PT10M10S</meta:editing-duration>
    <meta:editing-cycles>1</meta:editing-cycles>
    <meta:document-statistic meta:table-count="12" meta:image-count="0" meta:object-count="0" meta:page-count="3" meta:paragraph-count="102" meta:word-count="898" meta:character-count="6208" meta:non-whitespace-character-count="5388"/>
    <meta:generator>LibreOffice/3.5$Linux_X86_64 LibreOffice_project/350m1$Build-2</meta:generator>
  </office:meta>
</office:document-meta>
</file>